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 sans" svg:font-family="'open sans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372e9" officeooo:paragraph-rsid="001f5938"/>
    </style:style>
    <style:style style:name="P2" style:family="paragraph" style:parent-style-name="Standard">
      <style:text-properties officeooo:rsid="0021e12f" officeooo:paragraph-rsid="001f5938"/>
    </style:style>
    <style:style style:name="P3" style:family="paragraph" style:parent-style-name="Standard">
      <style:text-properties officeooo:rsid="0021e12f" officeooo:paragraph-rsid="0021249f"/>
    </style:style>
    <style:style style:name="P4" style:family="paragraph" style:parent-style-name="Standard">
      <style:text-properties officeooo:paragraph-rsid="00209740"/>
    </style:style>
    <style:style style:name="P5" style:family="paragraph" style:parent-style-name="Standard">
      <style:text-properties officeooo:paragraph-rsid="0021249f"/>
    </style:style>
    <style:style style:name="P6" style:family="paragraph" style:parent-style-name="Standard">
      <style:text-properties officeooo:paragraph-rsid="00215626"/>
    </style:style>
    <style:style style:name="T1" style:family="text">
      <style:text-properties officeooo:rsid="001f5938"/>
    </style:style>
    <style:style style:name="T2" style:family="text">
      <style:text-properties officeooo:rsid="00284e4a"/>
    </style:style>
    <style:style style:name="T3" style:family="text">
      <style:text-properties officeooo:rsid="002889a9"/>
    </style:style>
    <style:style style:name="T4" style:family="text">
      <style:text-properties officeooo:rsid="00209740"/>
    </style:style>
    <style:style style:name="T5" style:family="text">
      <style:text-properties officeooo:rsid="0021249f"/>
    </style:style>
    <style:style style:name="T6" style:family="text">
      <style:text-properties officeooo:rsid="002a258b"/>
    </style:style>
    <style:style style:name="T7" style:family="text">
      <style:text-properties fo:font-variant="normal" fo:text-transform="none" fo:color="#333333" style:font-name="open sans" fo:font-size="8.44999980926514pt" fo:letter-spacing="normal" fo:font-style="normal" fo:font-weight="normal"/>
    </style:style>
    <style:style style:name="T8" style:family="text">
      <style:text-properties officeooo:rsid="00215626"/>
    </style:style>
    <style:style style:name="T9" style:family="text">
      <style:text-properties officeooo:rsid="00223e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r Cauchon Mickaël</text:p>
      <text:p text:style-name="P2">1 impasse de l’ancienne poterie</text:p>
      <text:p text:style-name="P2">14860 Bavent</text:p>
      <text:p text:style-name="P2">06.13.76.31.76</text:p>
      <text:p text:style-name="P1"><text:a xlink:type="simple" xlink:href="mailto:mickaelcauchon@orange.fr" text:style-name="Internet_20_link" text:visited-style-name="Visited_20_Internet_20_Link">mickaelcauchon@orange.fr</text:a><text:tab/></text:p>
      <text:p text:style-name="P1"/>
      <text:p text:style-name="P1"><text:tab/><text:tab/><text:tab/><text:tab/><text:tab/><text:tab/><text:tab/><text:tab/><text:span text:style-name="T5">Le jardin de la mer</text:span></text:p>
      <text:p text:style-name="P1"><text:tab/><text:tab/><text:tab/><text:tab/><text:tab/><text:tab/><text:tab/><text:tab/><text:span text:style-name="T8">14810 Merville-Franceville plage</text:span></text:p>
      <text:p text:style-name="P1"><text:tab/><text:tab/><text:tab/><text:tab/><text:tab/><text:tab/><text:tab/><text:tab/><text:span text:style-name="T1">david.bonsejour@orange.fr</text:span></text:p>
      <text:p text:style-name="P1"/>
      <text:p text:style-name="P1"/>
      <text:p text:style-name="P1"/>
      <text:p text:style-name="P1"><text:tab/><text:tab/><text:span text:style-name="T1">Object : Candidature et lettre de motivation</text:span></text:p>
      <text:p text:style-name="P1"/>
      <text:p text:style-name="P4"><text:span text:style-name="T2"><text:tab/>Actuellement à la recherche d’un emploi suite à l’obtention du BPREA ( Brevet </text:span><text:span text:style-name="T3">Professionnel </text:span><text:span text:style-name="T2">de </text:span><text:span text:style-name="T3">R</text:span><text:span text:style-name="T2">esponsable d’</text:span><text:span text:style-name="T3">E</text:span><text:span text:style-name="T2">ntreprise Agricole ( 2020 ) spécialisation production végétale, </text:span><text:span text:style-name="T1">maraîchage et plante</text:span><text:span text:style-name="T5">s</text:span><text:span text:style-name="T1"> aromatique</text:span><text:span text:style-name="T5">s</text:span><text:span text:style-name="T1"> et médicinale</text:span><text:span text:style-name="T5">s</text:span><text:span text:style-name="T1">. </text:span></text:p>
      <text:p text:style-name="P5"><text:span text:style-name="T1"><text:tab/></text:span></text:p>
      <text:p text:style-name="P6"><text:span text:style-name="T1"><text:tab/>Fort d’une expérience significative au jardin d’Arlette, qui m’on permi</text:span><text:span text:style-name="T5">t</text:span><text:span text:style-name="T1"> d’apprendre a travaillé en toute autonomie, temps sur l’aspect gestion de la production </text:span><text:span text:style-name="T5">panification de la</text:span><text:span text:style-name="T1"> plantation, </text:span><text:span text:style-name="T5">de </text:span><text:span text:style-name="T9">l’</text:span><text:span text:style-name="T1">entretient </text:span><text:span text:style-name="T5">et des</text:span><text:span text:style-name="T1"> récolte</text:span><text:span text:style-name="T5">s</text:span><text:span text:style-name="T1">, </text:span><text:span text:style-name="T5">de la </text:span><text:span text:style-name="T1">préparation des commande</text:span><text:span text:style-name="T4">s</text:span><text:span text:style-name="T1">, </text:span><text:span text:style-name="T5">ainsi</text:span><text:span text:style-name="T1"> qu</text:span><text:span text:style-name="T4">e dans l’</text:span><text:span text:style-name="T1">élaboration d’un plan de culture, </text:span><text:span text:style-name="T8">la f</text:span><text:span text:style-name="T1">e</text:span><text:span text:style-name="T4">rtilisat</text:span><text:span text:style-name="T8">i</text:span><text:span text:style-name="T4">on, </text:span><text:span text:style-name="T5">l’</text:span><text:span text:style-name="T1">assolement, </text:span><text:span text:style-name="T8">les</text:span><text:span text:style-name="T1"> </text:span><text:span text:style-name="T4">rotation</text:span><text:span text:style-name="T8">s.</text:span></text:p>
      <text:p text:style-name="P6"><text:span text:style-name="T8">Il est important pour moi de</text:span><text:span text:style-name="T4"> travail</text:span><text:span text:style-name="T5">ler</text:span><text:span text:style-name="T4"> sur un sol vivant avec de technique de permaculture afin d’assuré une production s</text:span><text:span text:style-name="T8">e</text:span><text:span text:style-name="T4">ine de qualité et de saison.</text:span></text:p>
      <text:p text:style-name="P5"><text:span text:style-name="T4"><text:tab/></text:span></text:p>
      <text:p text:style-name="P5"><text:span text:style-name="T4"><text:tab/>De plus le fait de travailler en relations avec la municipalité, l</text:span><text:span text:style-name="T8">es collectivités</text:span><text:span text:style-name="T4"> et le</text:span><text:span text:style-name="T5">s restaurants</text:span><text:span text:style-name="T4">, correspond toute à fait a ma philosophie de vie </text:span><text:span text:style-name="T8">permettant</text:span><text:span text:style-name="T4"> de rendre les villes plus autonome sur la production alimentaire.</text:span></text:p>
      <text:p text:style-name="P5"><text:span text:style-name="T4"><text:tab/></text:span></text:p>
      <text:p text:style-name="P5"><text:span text:style-name="T4"><text:tab/>De nature très </text:span><text:span text:style-name="T9">diplomate</text:span><text:span text:style-name="T4"> habilité à transmettre ma passion pour le domaine végétale devant un public concerné, </text:span><text:span text:style-name="T5">très</text:span><text:span text:style-name="T4"> rigoureux dans ma démarche, </text:span><text:span text:style-name="T8">autonome et motivé,</text:span><text:span text:style-name="T4"> respectueux </text:span><text:span text:style-name="T5">de l’environnement mais aussi des normes et règle</text:span><text:span text:style-name="T8">s</text:span><text:span text:style-name="T5"> sanitaire.</text:span></text:p>
      <text:p text:style-name="P5"/>
      <text:p text:style-name="P5"><text:span text:style-name="T6"><text:tab/>Je reste à votre disposition pour un é</text:span><text:span text:style-name="T9">ventuel</text:span><text:span text:style-name="T6"> entretien </text:span>où <text:span text:style-name="T6">vous pourrez juger de ma motivation de réussir dans cette voix</text:span></text:p>
      <text:p text:style-name="P3"><text:tab/><text:span text:style-name="T6">Dans l’attente de votre réponse, veuillez agréer Madame, Monsieur l’expression de mes salutations distinguées</text:span></text:p>
      <text:p text:style-name="P3"/>
      <text:p text:style-name="P3"/>
      <text:p text:style-name="P3"><text:tab/><text:tab/><text:tab/><text:tab/><text:tab/><text:tab/><text:tab/><text:tab/><text:span text:style-name="T5">Cordialement Mr </text:span><text:span text:style-name="T8">C</text:span><text:span text:style-name="T5">auchon Mickael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 sans" svg:font-family="'open sans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02T16:34:41.852569693</meta:creation-date>
    <dc:date>2021-03-02T17:30:09.004107397</dc:date>
    <meta:editing-duration>PT2M57S</meta:editing-duration>
    <meta:editing-cycles>2</meta:editing-cycles>
    <meta:generator>LibreOffice/6.4.4.2$MacOSX_X86_64 LibreOffice_project/3d775be2011f3886db32dfd395a6a6d1ca2630ff</meta:generator>
    <meta:document-statistic meta:table-count="0" meta:image-count="0" meta:object-count="0" meta:page-count="1" meta:paragraph-count="20" meta:word-count="244" meta:character-count="1718" meta:non-whitespace-character-count="1446"/>
  </office:meta>
</office:document-meta>
</file>